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Verdana, sans-serif"/>
    <style:font-face style:name="ProximaNova" svg:font-family="ProximaNova, Helvetica, Arial, sans-serif"/>
    <style:font-face style:name="arial" svg:font-family="arial, sans-serif"/>
    <style:font-face style:name="FreeSans1" svg:font-family="FreeSans" style:font-family-generic="swiss"/>
    <style:font-face style:name="AlArabiya" svg:font-family="AlArabi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24" officeooo:paragraph-rsid="00055324"/>
    </style:style>
    <style:style style:name="P2" style:family="paragraph" style:parent-style-name="Standard">
      <style:paragraph-properties fo:text-align="start" style:justify-single-word="false"/>
      <style:text-properties officeooo:rsid="00055324" officeooo:paragraph-rsid="00055324"/>
    </style:style>
    <style:style style:name="P3" style:family="paragraph" style:parent-style-name="Standard">
      <style:paragraph-properties fo:text-align="start" style:justify-single-word="false"/>
      <style:text-properties officeooo:paragraph-rsid="00055324"/>
    </style:style>
    <style:style style:name="P4" style:family="paragraph" style:parent-style-name="Standard">
      <style:paragraph-properties fo:text-align="start" style:justify-single-word="false"/>
      <style:text-properties officeooo:rsid="0006e9cb" officeooo:paragraph-rsid="0006e9cb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222222" style:font-name="Liberation Serif" fo:font-size="11pt" fo:letter-spacing="normal" fo:font-style="normal" fo:font-weight="normal" officeooo:rsid="00055324" style:font-size-asian="11pt" style:font-size-complex="11pt"/>
    </style:style>
    <style:style style:name="T5" style:family="text">
      <style:text-properties fo:font-variant="normal" fo:text-transform="none" fo:color="#222222" style:font-name="Liberation Serif" fo:font-size="11pt" fo:letter-spacing="normal" style:font-size-asian="11pt" style:font-size-complex="11pt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Liberation Serif" fo:letter-spacing="normal"/>
    </style:style>
    <style:style style:name="T8" style:family="text">
      <style:text-properties style:font-name="Liberation Serif" officeooo:rsid="00055324"/>
    </style:style>
    <style:style style:name="T9" style:family="text">
      <style:text-properties style:font-name="Liberation Serif" fo:font-size="11pt" officeooo:rsid="00055324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3"><text:span text:style-name="T8">1-a)</text:span><text:span text:style-name="T3">Sua principal aplicação é na fabricação de ligas metálicas no qual é um agente removedor de enxofre e oxigênio e outros usos de seus principais compostos incluem o dióxido de manganês</text:span><text:span text:style-name="T5"> </text:span><text:span text:style-name="T3">na confecção de pilhas secas e o permanganato de potássio em laboratório como agente oxidante em várias reações químicas.</text:span></text:p>
      <text:p text:style-name="P2"><text:span text:style-name="T3"/></text:p>
      <text:p text:style-name="P3"><text:span text:style-name="T4">b)</text:span><text:span text:style-name="T3">Pará, Minas Gerais e Mato Grosso do Sul são as principais regiões de mineração.</text:span></text:p>
      <text:p text:style-name="P3"><text:span text:style-name="T4"/></text:p>
      <text:p text:style-name="P3"><text:span text:style-name="T4">3-a)</text:span><text:span text:style-name="T3">a industria da base brasileira é fornecedora de  insumos para praticamente todos os setores produtivos. As principais são a indústria de mineração, a siderúrgica, a metalúrgica  e a de cimentos.</text:span></text:p>
      <text:p text:style-name="P3"><text:span text:style-name="T3"/></text:p>
      <text:p text:style-name="P3"><text:span text:style-name="T9">b)</text:span><text:span text:style-name="T3">As maiores</text:span><text:span text:style-name="T5"> </text:span><text:span text:style-name="T3">jazidas brasileiras estão em Minas Gerais, com 61,2% das reservas</text:span><text:span text:style-name="T5"> </text:span><text:span text:style-name="T3">nacionais, Mato Grosso do Sul, com 28,1% e o Pará, com 10,4%.</text:span></text:p>
      <text:p text:style-name="P3"><text:span text:style-name="T3"/></text:p>
      <text:p text:style-name="P3"><text:span text:style-name="T4">c)</text:span><text:span text:style-name="T3">A atividade de extração de minérios equilibra os índices de crescimento nacionais. Quer um bom exemplo disso? O recorde de superávit (quando a exportação de produtos é maior do que a importação) na balança comercial brasileira no primeiro semestre e em junho de 2017. Por trás do bom resultado, está a mineração. Isso porque o minério de ferro é uma das principais commodities que o Brasil exporta. A alta dos preços de minério e os sucessivos recordes de produção da Vale nos últimos trimestres contribuiu para o aumento do valor das exportações nacionais.</text:span></text:p>
      <text:p text:style-name="P3"><text:span text:style-name="T4"/></text:p>
      <text:p text:style-name="P4"><text:span text:style-name="T4">4-</text:span><text:span text:style-name="T3">O Brasil tem a maior reserva de nióbio do mundo, ei niobio e um material usado para a produção de foguetes.</text:span></text:p>
      <text:p text:style-name="P4"><text:span text:style-name="T3"/></text:p>
      <text:p text:style-name="P4"><text:span text:style-name="T3">5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Verdana, sans-serif"/>
    <style:font-face style:name="ProximaNova" svg:font-family="ProximaNova, Helvetica, Arial, sans-serif"/>
    <style:font-face style:name="arial" svg:font-family="arial, sans-serif"/>
    <style:font-face style:name="FreeSans1" svg:font-family="FreeSans" style:font-family-generic="swiss"/>
    <style:font-face style:name="AlArabiya" svg:font-family="AlArabi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1:30:09.552763290</meta:creation-date>
    <dc:date>2020-10-05T11:43:54.454848731</dc:date>
    <meta:editing-duration>PT3M4S</meta:editing-duration>
    <meta:editing-cycles>1</meta:editing-cycles>
    <meta:document-statistic meta:table-count="0" meta:image-count="0" meta:object-count="0" meta:page-count="1" meta:paragraph-count="8" meta:word-count="236" meta:character-count="1420" meta:non-whitespace-character-count="1190"/>
    <meta:generator>LibreOffice/6.4.6.2$Linux_X86_64 LibreOffice_project/40$Build-2</meta:generator>
  </office:meta>
</office:document-meta>
</file>